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officeooo:rsid="005ddfef" officeooo:paragraph-rsid="00002c6d" style:font-size-asian="15pt" style:font-style-asian="normal" style:font-size-complex="15pt" style:font-style-complex="normal"/>
    </style:style>
    <style:style style:name="P2" style:family="paragraph" style:parent-style-name="Standard">
      <style:text-properties fo:font-size="15pt" fo:font-style="normal" officeooo:rsid="00648c56" officeooo:paragraph-rsid="00002c6d" style:font-size-asian="15pt" style:font-style-asian="normal" style:font-size-complex="15pt" style:font-style-complex="normal"/>
    </style:style>
    <style:style style:name="P3" style:family="paragraph" style:parent-style-name="Standard">
      <style:text-properties fo:font-size="15pt" fo:font-style="normal" officeooo:rsid="0066703a" officeooo:paragraph-rsid="00002c6d" style:font-size-asian="15pt" style:font-style-asian="normal" style:font-size-complex="15pt" style:font-style-complex="normal"/>
    </style:style>
    <style:style style:name="P4" style:family="paragraph" style:parent-style-name="Standard">
      <style:text-properties fo:font-size="15pt" fo:font-style="normal" officeooo:rsid="008237d5" officeooo:paragraph-rsid="00002c6d" style:font-size-asian="15pt" style:font-style-asian="normal" style:font-size-complex="15pt" style:font-style-complex="normal"/>
    </style:style>
    <style:style style:name="P5" style:family="paragraph" style:parent-style-name="Standard">
      <style:text-properties fo:font-size="15pt" fo:font-style="normal" officeooo:rsid="0051d104" officeooo:paragraph-rsid="0051d104" style:font-size-asian="15pt" style:font-style-asian="normal" style:font-size-complex="15pt" style:font-style-complex="normal"/>
    </style:style>
    <style:style style:name="P6" style:family="paragraph" style:parent-style-name="Standard">
      <style:text-properties fo:font-size="15pt" fo:font-style="normal" fo:font-weight="bold" officeooo:rsid="00648c56" officeooo:paragraph-rsid="00002c6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font-style="normal" fo:font-weight="bold" officeooo:rsid="00ae04ea" officeooo:paragraph-rsid="00002c6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font-style="italic" officeooo:rsid="00bbed8f" officeooo:paragraph-rsid="00002c6d" style:font-size-asian="15pt" style:font-style-asian="italic" style:font-size-complex="15pt" style:font-style-complex="italic"/>
    </style:style>
    <style:style style:name="P9" style:family="paragraph" style:parent-style-name="Standard">
      <style:text-properties fo:font-size="15pt" fo:font-style="italic" officeooo:rsid="00019b49" officeooo:paragraph-rsid="00019b49" style:font-size-asian="15pt" style:font-style-asian="italic" style:font-size-complex="15pt" style:font-style-complex="italic"/>
    </style:style>
    <style:style style:name="P10" style:family="paragraph" style:parent-style-name="Standard">
      <style:text-properties fo:font-size="15pt" fo:font-style="italic" officeooo:rsid="000b81ab" officeooo:paragraph-rsid="000b81ab" style:font-size-asian="15pt" style:font-style-asian="italic" style:font-size-complex="15pt" style:font-style-complex="italic"/>
    </style:style>
    <style:style style:name="P11" style:family="paragraph" style:parent-style-name="Standard">
      <style:text-properties fo:font-size="15pt" fo:font-style="italic" officeooo:rsid="00141184" officeooo:paragraph-rsid="003e0c87" style:font-size-asian="15pt" style:font-style-asian="italic" style:font-size-complex="15pt" style:font-style-complex="italic"/>
    </style:style>
    <style:style style:name="P12" style:family="paragraph" style:parent-style-name="Standard">
      <style:text-properties fo:font-size="15pt" fo:font-style="italic" officeooo:rsid="00400370" officeooo:paragraph-rsid="004226c7" style:font-size-asian="15pt" style:font-style-asian="italic" style:font-size-complex="15pt" style:font-style-complex="italic"/>
    </style:style>
    <style:style style:name="P13" style:family="paragraph" style:parent-style-name="Standard">
      <style:text-properties style:text-position="0% 100%" fo:font-size="15pt" fo:font-style="normal" fo:font-weight="normal" officeooo:rsid="009b389d" officeooo:paragraph-rsid="00002c6d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style:text-position="0% 100%" fo:font-size="15pt" fo:font-style="normal" fo:font-weight="normal" officeooo:rsid="00ae04ea" officeooo:paragraph-rsid="00002c6d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style:text-position="0% 100%" fo:font-size="15pt" fo:font-style="italic" fo:font-weight="normal" officeooo:rsid="00b8bba8" officeooo:paragraph-rsid="00002c6d" style:font-size-asian="15pt" style:font-style-asian="italic" style:font-weight-asian="normal" style:font-size-complex="15pt" style:font-style-complex="italic" style:font-weight-complex="normal"/>
    </style:style>
    <style:style style:name="P16" style:family="paragraph" style:parent-style-name="Standard">
      <style:text-properties fo:font-size="15pt" fo:font-style="normal" style:text-underline-style="none" officeooo:rsid="00116b13" officeooo:paragraph-rsid="001f511f" style:font-size-asian="15pt" style:font-style-asian="normal" style:font-size-complex="15pt" style:font-style-complex="normal"/>
    </style:style>
    <style:style style:name="P17" style:family="paragraph" style:parent-style-name="Standard">
      <style:text-properties fo:font-size="15pt" fo:font-style="normal" style:text-underline-style="none" officeooo:rsid="003e0c87" officeooo:paragraph-rsid="003e0c87" style:font-size-asian="15pt" style:font-style-asian="normal" style:font-size-complex="15pt" style:font-style-complex="normal"/>
    </style:style>
    <style:style style:name="P18" style:family="paragraph" style:parent-style-name="Standard">
      <style:text-properties fo:font-size="15pt" fo:font-style="normal" fo:font-weight="bold" officeooo:rsid="005dad3c" officeooo:paragraph-rsid="005dad3c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text-properties fo:font-size="15pt" fo:font-style="italic" officeooo:rsid="006aa32c" officeooo:paragraph-rsid="00002c6d" style:font-size-asian="15pt" style:font-style-asian="italic" style:font-size-complex="15pt" style:font-style-complex="italic"/>
    </style:style>
    <style:style style:name="P20" style:family="paragraph" style:parent-style-name="Standard">
      <style:text-properties fo:font-size="15pt" fo:font-style="italic" officeooo:rsid="00019b49" officeooo:paragraph-rsid="00019b49" style:font-size-asian="15pt" style:font-style-asian="italic" style:font-size-complex="15pt" style:font-style-complex="italic"/>
    </style:style>
    <style:style style:name="P21" style:family="paragraph" style:parent-style-name="Standard">
      <style:text-properties style:text-position="0% 100%" fo:font-size="15pt" fo:font-style="normal" style:text-underline-style="none" fo:font-weight="normal" officeooo:rsid="003d986a" officeooo:paragraph-rsid="003e0c87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style:text-position="0% 100%" fo:font-size="15pt" fo:font-style="italic" fo:font-weight="normal" officeooo:rsid="001129a9" officeooo:paragraph-rsid="00002c6d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weight="bold" officeooo:rsid="006aa32c" style:font-weight-asian="bold" style:font-weight-complex="bold"/>
    </style:style>
    <style:style style:name="T2" style:family="text">
      <style:text-properties fo:font-weight="bold" officeooo:rsid="004b6fb6" style:font-weight-asian="bold" style:font-weight-complex="bold"/>
    </style:style>
    <style:style style:name="T3" style:family="text">
      <style:text-properties style:text-position="sub 58%" fo:font-style="normal" style:text-underline-style="none" fo:font-weight="bold" officeooo:rsid="0030e6de" style:font-style-asian="normal" style:font-weight-asian="bold" style:font-style-complex="normal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53b36f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style:text-underline-style="none" fo:font-weight="normal" officeooo:rsid="0030e6de" style:font-style-asian="normal" style:font-weight-asian="normal" style:font-style-complex="normal" style:font-weight-complex="normal"/>
    </style:style>
    <style:style style:name="T11" style:family="text">
      <style:text-properties style:text-position="0% 100%" fo:font-style="normal" style:text-underline-style="none" fo:font-weight="normal" officeooo:rsid="0031ff71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style:text-underline-style="none" fo:font-weight="normal" officeooo:rsid="00375f9c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style:text-underline-style="none" fo:font-weight="normal" officeooo:rsid="00387f97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normal" style:text-underline-style="none" fo:font-weight="normal" officeooo:rsid="0039c1bc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style:text-underline-style="none" fo:font-weight="normal" officeooo:rsid="003a9bab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style:text-underline-style="none" fo:font-weight="normal" officeooo:rsid="003c787b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normal" style:text-underline-style="none" fo:font-weight="normal" officeooo:rsid="003ce33c" style:font-style-asian="normal" style:font-weight-asian="normal" style:font-style-complex="normal" style:font-weight-complex="normal"/>
    </style:style>
    <style:style style:name="T18" style:family="text">
      <style:text-properties style:text-position="0% 100%" fo:font-style="normal" style:text-underline-style="none" fo:font-weight="normal" officeooo:rsid="003d986a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style:text-underline-style="none" fo:font-weight="normal" officeooo:rsid="004226c7" style:font-style-asian="normal" style:font-weight-asian="normal" style:font-style-complex="normal" style:font-weight-complex="normal"/>
    </style:style>
    <style:style style:name="T20" style:family="text">
      <style:text-properties style:text-position="0% 100%" fo:font-style="normal" style:text-underline-style="none" fo:font-weight="normal" officeooo:rsid="0045f294" style:font-style-asian="normal" style:font-weight-asian="normal" style:font-style-complex="normal" style:font-weight-complex="normal"/>
    </style:style>
    <style:style style:name="T21" style:family="text">
      <style:text-properties style:text-position="0% 100%" fo:font-style="normal" style:text-underline-style="none" fo:font-weight="normal" officeooo:rsid="00477e76" style:font-style-asian="normal" style:font-weight-asian="normal" style:font-style-complex="normal" style:font-weight-complex="normal"/>
    </style:style>
    <style:style style:name="T22" style:family="text">
      <style:text-properties style:text-position="0% 100%" fo:font-style="normal" style:text-underline-style="none" fo:font-weight="bold" officeooo:rsid="0030e6de" style:font-style-asian="normal" style:font-weight-asian="bold" style:font-style-complex="normal" style:font-weight-complex="bold"/>
    </style:style>
    <style:style style:name="T23" style:family="text">
      <style:text-properties style:text-position="0% 100%" fo:font-style="normal" style:text-underline-style="none" fo:font-weight="bold" officeooo:rsid="003ce33c" style:font-style-asian="normal" style:font-weight-asian="bold" style:font-style-complex="normal" style:font-weight-complex="bold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0% 100%" fo:font-weight="normal" officeooo:rsid="00b6a97b" style:font-weight-asian="normal" style:font-weight-complex="normal"/>
    </style:style>
    <style:style style:name="T26" style:family="text">
      <style:text-properties style:text-position="0% 100%" fo:font-weight="bold" style:font-weight-asian="bold" style:font-weight-complex="bold"/>
    </style:style>
    <style:style style:name="T2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0% 100%" officeooo:rsid="009b389d"/>
    </style:style>
    <style:style style:name="T29" style:family="text">
      <style:text-properties style:text-position="0% 100%" style:text-underline-style="none" fo:font-weight="normal" officeooo:rsid="0045f294" style:font-weight-asian="normal" style:font-weight-complex="normal"/>
    </style:style>
    <style:style style:name="T30" style:family="text">
      <style:text-properties style:text-position="0% 100%" style:text-underline-style="none" fo:font-weight="normal" officeooo:rsid="00477e76" style:font-weight-asian="normal" style:font-weight-complex="normal"/>
    </style:style>
    <style:style style:name="T3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super 58%" fo:font-style="normal" fo:font-weight="normal" officeooo:rsid="00beba03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officeooo:rsid="0005236b" style:font-style-asian="normal" style:font-style-complex="normal"/>
    </style:style>
    <style:style style:name="T35" style:family="text">
      <style:text-properties fo:font-style="normal" style:text-underline-style="none" officeooo:rsid="0006a3fd" style:font-style-asian="normal" style:font-style-complex="normal"/>
    </style:style>
    <style:style style:name="T36" style:family="text">
      <style:text-properties fo:font-style="normal" style:text-underline-style="none" officeooo:rsid="000d6bdd" style:font-style-asian="normal" style:font-style-complex="normal"/>
    </style:style>
    <style:style style:name="T37" style:family="text">
      <style:text-properties fo:font-style="normal" style:text-underline-style="none" officeooo:rsid="000eaa22" style:font-style-asian="normal" style:font-style-complex="normal"/>
    </style:style>
    <style:style style:name="T38" style:family="text">
      <style:text-properties fo:font-style="normal" style:text-underline-style="none" officeooo:rsid="001048f0" style:font-style-asian="normal" style:font-style-complex="normal"/>
    </style:style>
    <style:style style:name="T39" style:family="text">
      <style:text-properties fo:font-style="normal" style:text-underline-style="none" officeooo:rsid="00116b13" style:font-style-asian="normal" style:font-style-complex="normal"/>
    </style:style>
    <style:style style:name="T40" style:family="text">
      <style:text-properties fo:font-style="normal" style:text-underline-style="none" officeooo:rsid="00160cba" style:font-style-asian="normal" style:font-style-complex="normal"/>
    </style:style>
    <style:style style:name="T41" style:family="text">
      <style:text-properties fo:font-style="normal" style:text-underline-style="none" officeooo:rsid="0016bc1c" style:font-style-asian="normal" style:font-style-complex="normal"/>
    </style:style>
    <style:style style:name="T42" style:family="text">
      <style:text-properties fo:font-style="normal" style:text-underline-style="none" officeooo:rsid="0018b08f" style:font-style-asian="normal" style:font-style-complex="normal"/>
    </style:style>
    <style:style style:name="T43" style:family="text">
      <style:text-properties fo:font-style="normal" style:text-underline-style="none" officeooo:rsid="001967ff" style:font-style-asian="normal" style:font-style-complex="normal"/>
    </style:style>
    <style:style style:name="T44" style:family="text">
      <style:text-properties fo:font-style="normal" style:text-underline-style="none" officeooo:rsid="001ebd9d" style:font-style-asian="normal" style:font-style-complex="normal"/>
    </style:style>
    <style:style style:name="T45" style:family="text">
      <style:text-properties fo:font-style="normal" style:text-underline-style="none" officeooo:rsid="0025f221" style:font-style-asian="normal" style:font-style-complex="normal"/>
    </style:style>
    <style:style style:name="T46" style:family="text">
      <style:text-properties fo:font-style="normal" style:text-underline-style="none" officeooo:rsid="00268390" style:font-style-asian="normal" style:font-style-complex="normal"/>
    </style:style>
    <style:style style:name="T47" style:family="text">
      <style:text-properties fo:font-style="normal" style:text-underline-style="none" officeooo:rsid="00285641" style:font-style-asian="normal" style:font-style-complex="normal"/>
    </style:style>
    <style:style style:name="T48" style:family="text">
      <style:text-properties fo:font-style="normal" style:text-underline-style="none" officeooo:rsid="0029aa7d" style:font-style-asian="normal" style:font-style-complex="normal"/>
    </style:style>
    <style:style style:name="T49" style:family="text">
      <style:text-properties fo:font-style="normal" style:text-underline-style="none" officeooo:rsid="002b8156" style:font-style-asian="normal" style:font-style-complex="normal"/>
    </style:style>
    <style:style style:name="T50" style:family="text">
      <style:text-properties fo:font-style="normal" style:text-underline-style="none" officeooo:rsid="002d545d" style:font-style-asian="normal" style:font-style-complex="normal"/>
    </style:style>
    <style:style style:name="T51" style:family="text">
      <style:text-properties fo:font-style="normal" style:text-underline-style="none" officeooo:rsid="002f4f28" style:font-style-asian="normal" style:font-style-complex="normal"/>
    </style:style>
    <style:style style:name="T52" style:family="text">
      <style:text-properties fo:font-style="normal" style:text-underline-style="none" fo:font-weight="bold" officeooo:rsid="001ebd9d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030e6de" style:font-style-asian="normal" style:font-weight-asian="bold" style:font-style-complex="normal" style:font-weight-complex="bold"/>
    </style:style>
    <style:style style:name="T54" style:family="text">
      <style:text-properties officeooo:rsid="006aa32c"/>
    </style:style>
    <style:style style:name="T55" style:family="text">
      <style:text-properties officeooo:rsid="008424dc"/>
    </style:style>
    <style:style style:name="T56" style:family="text">
      <style:text-properties officeooo:rsid="00028829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0771a1"/>
    </style:style>
    <style:style style:name="T59" style:family="text">
      <style:text-properties style:text-underline-style="none" officeooo:rsid="00116b13"/>
    </style:style>
    <style:style style:name="T60" style:family="text">
      <style:text-properties fo:font-size="18pt" officeooo:rsid="005df75c" style:font-size-asian="15.75pt" style:font-size-complex="18pt"/>
    </style:style>
    <style:style style:name="T61" style:family="text">
      <style:text-properties fo:font-size="18pt" officeooo:rsid="005f5f09" style:font-size-asian="18pt" style:font-size-complex="18pt"/>
    </style:style>
    <style:style style:name="T62" style:family="text">
      <style:text-properties officeooo:rsid="005f5f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tab/><text:tab/><text:tab/><text:tab/><text:span text:style-name="T61">Chota</text:span><text:span text:style-name="T62"> </text:span><text:span text:style-name="T60">Bheem saves Dholakpur</text:span></text:p>
      <text:p text:style-name="P18"/>
      <text:p text:style-name="P18">PROBLEM STATEMENT:</text:p>
      <text:p text:style-name="P9"/>
      <text:p text:style-name="P9">Chota <text:span text:style-name="T56">Bheem </text:span><text:span text:style-name="T34">has a quiver of arrows to destroy </text:span><text:span text:style-name="T35">his greatest enemy – </text:span><text:span text:style-name="T58">Kaal.</text:span></text:p>
      <text:p text:style-name="P10"><text:span text:style-name="T58">K</text:span><text:span text:style-name="T57">aal </text:span><text:span text:style-name="T33">can </text:span><text:span text:style-name="T36">be </text:span><text:span text:style-name="T37">defeated only </text:span><text:span text:style-name="T38">when </text:span><text:span text:style-name="T59">Chota Bheem</text:span><text:span text:style-name="T39"> gets maximum points </text:span><text:span text:style-name="T45">in </text:span><text:span text:style-name="T46">(</text:span><text:span text:style-name="T45">several</text:span><text:span text:style-name="T46">)</text:span><text:span text:style-name="T45"> steps</text:span><text:span text:style-name="T39">.</text:span></text:p>
      <text:p text:style-name="P16"/>
      <text:p text:style-name="P11"><text:span text:style-name="T39">G</text:span><text:span text:style-name="T33">iven a </text:span><text:span text:style-name="T40">sequence </text:span><text:span text:style-name="T41">containing </text:span><text:span text:style-name="T52">N</text:span><text:span text:style-name="T44"> </text:span><text:span text:style-name="T42">values writte</text:span><text:span text:style-name="T43">n</text:span><text:span text:style-name="T42"> on </text:span><text:span text:style-name="T52">N </text:span><text:span text:style-name="T42">arrows. </text:span></text:p>
      <text:p text:style-name="P17"/>
      <text:p text:style-name="P11"><text:span text:style-name="T47">In each ste</text:span><text:span text:style-name="T48">p </text:span><text:span text:style-name="T49">he can choose </text:span><text:span text:style-name="T50">an arrow </text:span><text:span text:style-name="T51">of a particular value (say </text:span><text:span text:style-name="T53">v</text:span><text:span text:style-name="T3">i </text:span><text:span text:style-name="T11">) </text:span><text:span text:style-name="T10">and </text:span><text:span text:style-name="T12">use it, </text:span><text:span text:style-name="T13">doing this he must also remove </text:span><text:span text:style-name="T14">all arrows </text:span><text:span text:style-name="T15">with values </text:span><text:span text:style-name="T16">equal to </text:span><text:span text:style-name="T53">v</text:span><text:span text:style-name="T3">i </text:span><text:span text:style-name="T23">+1 </text:span><text:span text:style-name="T17">and <text:s/></text:span><text:span text:style-name="T22">v</text:span><text:span text:style-name="T3">i </text:span><text:span text:style-name="T22">-</text:span><text:span text:style-name="T23">1 </text:span><text:span text:style-name="T18">as well from the quiver.</text:span></text:p>
      <text:p text:style-name="P21"/>
      <text:p text:style-name="P12"><text:span text:style-name="T18">H</text:span><text:span text:style-name="T9">e gets </text:span><text:span text:style-name="T22">v</text:span><text:span text:style-name="T3">i <text:s/></text:span><text:span text:style-name="T19">points by doing this step.</text:span><text:span text:style-name="T20"> Since you are a friend of </text:span><text:span text:style-name="T29">Chota Bheem, </text:span><text:span text:style-name="T20">help him </text:span><text:span text:style-name="T21">earn maximum points against his enemy to save </text:span><text:span text:style-name="T30">Dholakpur </text:span><text:span text:style-name="T21">from all dangers.</text:span></text:p>
      <text:p text:style-name="P1"/>
      <text:p text:style-name="P1"/>
      <text:p text:style-name="P6">INPUT:</text:p>
      <text:p text:style-name="P2"/>
      <text:p text:style-name="P3">First line <text:span text:style-name="T54">contains an integer </text:span><text:span text:style-name="T1">N</text:span><text:span text:style-name="T54">, denoting the number of arrows in the quiver. </text:span></text:p>
      <text:p text:style-name="P19"/>
      <text:p text:style-name="P4">Next line <text:span text:style-name="T55">contains </text:span><text:span text:style-name="T2">N</text:span><text:span text:style-name="T55"> integers (A[1],A[2].....A[N]), denoting the values written on N arrows in the quiver. </text:span></text:p>
      <text:p text:style-name="P4"/>
      <text:p text:style-name="P13"/>
      <text:p text:style-name="P7"><text:span text:style-name="T28">O</text:span><text:span text:style-name="T4">UTPUT:</text:span></text:p>
      <text:p text:style-name="P14"/>
      <text:p text:style-name="P5"><text:span text:style-name="T25">P</text:span><text:span text:style-name="T24">rint a single integer – the </text:span><text:span text:style-name="T26">maximum </text:span><text:span text:style-name="T24">number of points </text:span><text:span text:style-name="T27">Chota Bheem </text:span><text:span text:style-name="T24"><text:s/>can earn.</text:span></text:p>
      <text:p text:style-name="P14"/>
      <text:p text:style-name="P14"/>
      <text:p text:style-name="P15">Constraints:</text:p>
      <text:p text:style-name="P15"/>
      <text:p text:style-name="P8"><text:span text:style-name="T5">1 &lt;= N &lt;=10</text:span><text:span text:style-name="T31">5</text:span></text:p>
      <text:p text:style-name="P8"><text:span text:style-name="T5">1 &lt;= </text:span><text:span text:style-name="T8">A[i]</text:span><text:span text:style-name="T7"> &lt;</text:span><text:span text:style-name="T6">= 10</text:span><text:span text:style-name="T32">5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6:47:20.333458193</meta:creation-date>
    <dc:date>2019-06-15T19:30:52.995964331</dc:date>
    <meta:editing-duration>PT29M51S</meta:editing-duration>
    <meta:editing-cycles>7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68" meta:character-count="920" meta:non-whitespace-character-count="755"/>
  </office:meta>
</office:document-meta>
</file>